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webkit-standard" svg:font-family="webkit-standar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Liberation Mono" fo:font-size="8pt" fo:background-color="transparent" style:font-size-asian="8pt" style:font-size-complex="8pt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Droid Sans Mono" fo:font-size="10.5pt" fo:letter-spacing="normal" fo:font-style="normal" fo:font-weight="normal" officeooo:rsid="00227cf6" officeooo:paragraph-rsid="00227cf6" fo:background-color="transparent" style:font-size-asian="10pt" style:font-size-complex="10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Droid Sans Mono" fo:font-size="10.5pt" fo:letter-spacing="normal" fo:font-style="normal" fo:font-weight="normal" officeooo:rsid="00227cf6" officeooo:paragraph-rsid="0023bf67" fo:background-color="transparent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Mono" fo:font-size="8pt" fo:letter-spacing="normal" fo:font-style="normal" fo:font-weight="normal" officeooo:rsid="00225ca1" officeooo:paragraph-rsid="00225ca1" fo:background-color="transparent" style:font-size-asian="8pt" style:font-size-complex="8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Mono" fo:font-size="8pt" fo:letter-spacing="normal" fo:font-style="italic" fo:font-weight="normal" officeooo:rsid="00218228" officeooo:paragraph-rsid="00218228" fo:background-color="transparent" style:font-size-asian="8pt" style:font-style-asian="italic" style:font-size-complex="8pt" style:font-style-complex="italic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Mono" fo:font-size="10pt" fo:letter-spacing="normal" fo:font-style="normal" fo:font-weight="normal" style:font-size-asian="10pt" style:font-size-complex="10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Mono" fo:font-size="10pt" fo:letter-spacing="normal" fo:font-style="normal" fo:font-weight="normal" officeooo:rsid="00218228" officeooo:paragraph-rsid="00218228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Mono" fo:font-size="10pt" fo:letter-spacing="normal" fo:font-style="normal" fo:font-weight="normal" officeooo:rsid="00218228" officeooo:paragraph-rsid="00225ca1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Mono" fo:font-size="10pt" fo:letter-spacing="normal" fo:font-style="normal" fo:font-weight="normal" officeooo:rsid="00225ca1" officeooo:paragraph-rsid="00225ca1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Mono" fo:font-size="10pt" fo:letter-spacing="normal" fo:font-style="normal" fo:font-weight="normal" officeooo:rsid="00227cf6" officeooo:paragraph-rsid="00227cf6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Mono" fo:font-size="10pt" fo:letter-spacing="normal" fo:font-style="normal" fo:font-weight="normal" officeooo:rsid="00218228" officeooo:paragraph-rsid="00218228" fo:background-color="transparent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Mono" fo:font-size="10pt" fo:letter-spacing="normal" fo:font-style="normal" fo:font-weight="normal" officeooo:rsid="00218228" officeooo:paragraph-rsid="00225ca1" fo:background-color="transparent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Mono" fo:font-size="10pt" fo:letter-spacing="normal" fo:font-style="normal" fo:font-weight="normal" officeooo:rsid="00225ca1" officeooo:paragraph-rsid="00225ca1" fo:background-color="transparent" style:font-size-asian="10pt" style:font-size-complex="10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000000" style:font-name="Liberation Mono" fo:font-size="8pt" fo:font-style="italic" fo:font-weight="normal" officeooo:paragraph-rsid="00218228" fo:background-color="transparent" style:font-size-asian="8pt" style:font-style-asian="italic" style:font-size-complex="8pt" style:font-style-complex="italic"/>
    </style:style>
    <style:style style:name="T1" style:family="text">
      <style:text-properties fo:color="#c586c0"/>
    </style:style>
    <style:style style:name="T2" style:family="text">
      <style:text-properties fo:color="#d4d4d4" style:font-name="Droid Sans Mono" fo:font-size="10.5pt" officeooo:rsid="00218228" fo:background-color="#1e1e1e" loext:char-shading-value="0"/>
    </style:style>
    <style:style style:name="T3" style:family="text">
      <style:text-properties fo:color="#d4d4d4" style:font-name="Droid Sans Mono" fo:font-size="10.5pt" officeooo:rsid="00218228" fo:background-color="transparent" loext:char-shading-value="0"/>
    </style:style>
    <style:style style:name="T4" style:family="text">
      <style:text-properties fo:color="#d4d4d4" style:font-name="Droid Sans Mono" fo:font-size="10.5pt" officeooo:rsid="00218228" fo:background-color="transparent" loext:char-shading-value="0"/>
    </style:style>
    <style:style style:name="T5" style:family="text">
      <style:text-properties fo:color="#4ec9b0"/>
    </style:style>
    <style:style style:name="T6" style:family="text">
      <style:text-properties fo:color="#4ec9b0" style:font-name="Droid Sans Mono" fo:font-size="10.5pt" officeooo:rsid="00218228" fo:background-color="#1e1e1e" loext:char-shading-value="0"/>
    </style:style>
    <style:style style:name="T7" style:family="text">
      <style:text-properties fo:color="#4ec9b0" style:font-name="Droid Sans Mono" fo:font-size="10.5pt" officeooo:rsid="00218228" fo:background-color="transparent" loext:char-shading-value="0"/>
    </style:style>
    <style:style style:name="T8" style:family="text">
      <style:text-properties fo:color="#4ec9b0" style:font-name="Droid Sans Mono" fo:font-size="10.5pt" officeooo:rsid="00218228" fo:background-color="transparent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fo:color="#9cdcfe"/>
    </style:style>
    <style:style style:name="T11" style:family="text">
      <style:text-properties fo:font-variant="normal" fo:text-transform="none" fo:letter-spacing="normal" officeooo:rsid="00218228"/>
    </style:style>
    <style:style style:name="T12" style:family="text">
      <style:text-properties fo:color="#ce9178"/>
    </style:style>
    <style:style style:name="T13" style:family="text">
      <style:text-properties fo:color="#569cd6"/>
    </style:style>
    <style:style style:name="T14" style:family="text">
      <style:text-properties fo:color="#569cd6" style:font-name="Droid Sans Mono" fo:font-size="10.5pt" officeooo:rsid="00218228" fo:background-color="#1e1e1e" loext:char-shading-value="0"/>
    </style:style>
    <style:style style:name="T15" style:family="text">
      <style:text-properties fo:color="#569cd6" style:font-name="Droid Sans Mono" fo:font-size="10.5pt" officeooo:rsid="00218228" fo:background-color="transparent" loext:char-shading-value="0"/>
    </style:style>
    <style:style style:name="T16" style:family="text">
      <style:text-properties fo:color="#569cd6" style:font-name="Droid Sans Mono" fo:font-size="10.5pt" officeooo:rsid="00218228" fo:background-color="transparent" loext:char-shading-value="0"/>
    </style:style>
    <style:style style:name="T17" style:family="text">
      <style:text-properties style:font-name="Droid Sans Mono" fo:font-size="10.5pt" officeooo:rsid="00218228" fo:background-color="transparent" loext:char-shading-value="0"/>
    </style:style>
    <style:style style:name="T18" style:family="text">
      <style:text-properties style:font-name="Droid Sans Mono" fo:font-size="10.5pt" fo:background-color="#ffff00" loext:char-shading-value="0"/>
    </style:style>
    <style:style style:name="T19" style:family="text">
      <style:text-properties fo:font-weight="normal"/>
    </style:style>
    <style:style style:name="T20" style:family="text">
      <style:text-properties fo:font-weight="normal" officeooo:rsid="00225ca1"/>
    </style:style>
    <style:style style:name="T21" style:family="text">
      <style:text-properties fo:background-color="#bf819e" loext:char-shading-value="0"/>
    </style:style>
    <style:style style:name="T22" style:family="text">
      <style:text-properties fo:background-color="#bf819e" loext:char-shading-value="0"/>
    </style:style>
    <style:style style:name="T23" style:family="text">
      <style:text-properties fo:color="#808080"/>
    </style:style>
    <style:style style:name="T24" style:family="text">
      <style:text-properties officeooo:rsid="0023bf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mea_navsat_driver <text:span text:style-name="T24">notes about which functions start other functions</text:span></text:p>
      <text:p text:style-name="P10"/>
      <text:p text:style-name="P10">What does the launch file start?</text:p>
      <text:p text:style-name="P10">/home/tractor/catkin_ws/src/nmea_navsat_driver/launch/nmea_to_odom.launch</text:p>
      <text:p text:style-name="P2">&lt;node name="nmea_serial_driver_node" pkg="nmea_navsat_driver" type="nmea_serial_driver" output="screen"&gt;</text:p>
      <text:p text:style-name="P10"/>
      <text:p text:style-name="P6"/>
      <text:p text:style-name="P6">/home/tractor/catkin_ws/src/nmea_navsat_driver/scripts/nmea_serial_driver</text:p>
      <text:p text:style-name="P9">Has</text:p>
      <text:p text:style-name="P4">import libnmea_navsat_driver.<text:span text:style-name="T21">nodes.nmea_serial_driver</text:span></text:p>
      <text:p text:style-name="P1"><text:span text:style-name="T19">libnmea_navsat_driver.nodes.nmea_serial_driver.main() <text:s/></text:span><text:span text:style-name="T20">{“main” appears to be where GPS port is opened}</text:span></text:p>
      <text:p text:style-name="P13"/>
      <text:p text:style-name="P6"/>
      <text:p text:style-name="P6"/>
      <text:p text:style-name="P6">/home/tractor/catkin_ws/src/nmea_navsat_driver/src/libnmea_navsat_driver/nodes/<text:span text:style-name="T22">nmea_serial_driver.py</text:span></text:p>
      <text:p text:style-name="P6"/>
      <text:p text:style-name="P7">This contains</text:p>
      <text:p text:style-name="P5">from libnmea_navsat_driver.driver import RosNMEADriver</text:p>
      <text:p text:style-name="P14"><text:span text:style-name="T11">try: </text:span>GPS = serial.Serial(port=serial_port, baudrate=serial_baud, timeout=2)</text:p>
      <text:p text:style-name="P5">try: driver = RosNMEADriver()</text:p>
      <text:p text:style-name="P5">try: nmea_str = data.decode('ascii'); driver.add_sentence(nmea_str, frame_id)</text:p>
      <text:p text:style-name="P11"/>
      <text:p text:style-name="P7">/home/tractor/catkin_ws/src/nmea_navsat_driver/src/libnmea_navsat_driver/driver.py</text:p>
      <text:p text:style-name="P9">Contains: <text:span text:style-name="T17">class RosNMEADriver(object):</text:span></text:p>
      <text:p text:style-name="P12"/>
      <text:p text:style-name="P8">nmea_topic_driver.py</text:p>
      <text:p text:style-name="P8"><text:span text:style-name="T17">Has try: driver.</text:span><text:span text:style-name="T18">add_sentence</text:span><text:span text:style-name="T17">(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webkit-standard" svg:font-family="webkit-standar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3T14:26:47.584164786</meta:creation-date>
    <dc:date>2022-12-23T20:02:53.812310602</dc:date>
    <meta:editing-duration>PT1H34M54S</meta:editing-duration>
    <meta:editing-cycles>1</meta:editing-cycles>
    <meta:document-statistic meta:table-count="0" meta:image-count="0" meta:object-count="0" meta:page-count="1" meta:paragraph-count="18" meta:word-count="65" meta:character-count="1025" meta:non-whitespace-character-count="977"/>
    <meta:generator>LibreOffice/6.4.7.2$Linux_X86_64 LibreOffice_project/40$Build-2</meta:generator>
  </office:meta>
</office:document-meta>
</file>